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2F50000277C674DC2F2.svm"/>
  <manifest:file-entry manifest:media-type="" manifest:full-path="Pictures/200000070000153100001E642E620F08.svm"/>
  <manifest:file-entry manifest:media-type="" manifest:full-path="Pictures/20000007000053D3000023F9E5527C20.svm"/>
  <manifest:file-entry manifest:media-type="" manifest:full-path="Pictures/20000007000017FB000008FF378CF593.svm"/>
  <manifest:file-entry manifest:media-type="" manifest:full-path="Pictures/20000007000055100000099EDD658834.svm"/>
  <manifest:file-entry manifest:media-type="" manifest:full-path="Pictures/2000000700001AAB00001129FD49592C.svm"/>
  <manifest:file-entry manifest:media-type="" manifest:full-path="Pictures/200000070000526000001E64A6357D3E.svm"/>
  <manifest:file-entry manifest:media-type="" manifest:full-path="Pictures/200000070000115E00000758BC61A0EC.svm"/>
  <manifest:file-entry manifest:media-type="" manifest:full-path="Pictures/20000007000027970000061AC57FE64D.svm"/>
  <manifest:file-entry manifest:media-type="" manifest:full-path="Pictures/20000007000015B5000007DC08BCF990.svm"/>
  <manifest:file-entry manifest:media-type="" manifest:full-path="Pictures/20000007000032210000277C67F21D1A.svm"/>
  <manifest:file-entry manifest:media-type="" manifest:full-path="Pictures/20000007000053D3000012D0FCE83266.svm"/>
  <manifest:file-entry manifest:media-type="" manifest:full-path="Pictures/200000070000128100000846E82C900E.svm"/>
  <manifest:file-entry manifest:media-type="" manifest:full-path="Pictures/2000000700001D5B0000089569328BF5.svm"/>
  <manifest:file-entry manifest:media-type="" manifest:full-path="Pictures/200000070000348200002A2CFFF9AF6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style:text-autospace="none"/>
      <style:text-properties fo:color="#000000" style:font-name="Times New Roman" fo:font-size="14pt" style:font-name-asian="Courier New" style:font-size-asian="14pt" style:font-name-complex="Courier New" style:font-size-complex="14pt"/>
    </style:style>
    <style:style style:name="P7" style:family="paragraph" style:parent-style-name="Standard">
      <style:paragraph-properties style:text-autospace="none"/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style:text-autospace="none"/>
      <style:text-properties fo:color="#0000ff" style:font-name="Courier New" fo:font-size="12pt" style:font-name-asian="Courier New" style:font-size-asian="12pt" style:font-name-complex="Courier New" style:font-size-complex="12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style:text-autospace="none"/>
      <style:text-properties fo:color="#228b22" style:font-name="Courier New" fo:font-size="12pt" style:font-name-asian="Courier New" style:font-size-asian="12pt" style:font-name-complex="Courier New" style:font-size-complex="12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 style:list-style-name="L1">
      <style:text-properties fo:font-size="14pt" style:font-size-asian="14pt" style:font-size-complex="14pt"/>
    </style:style>
    <style:style style:name="P14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15" style:family="paragraph" style:parent-style-name="Standard" style:list-style-name="L1">
      <style:paragraph-properties style:text-autospace="none"/>
      <style:text-properties fo:color="#000000" style:font-name="Times New Roman" fo:font-size="14pt" style:font-name-asian="Courier New" style:font-size-asian="14pt" style:font-name-complex="Courier New" style:font-size-complex="14pt"/>
    </style:style>
    <style:style style:name="P16" style:family="paragraph" style:parent-style-name="Standard">
      <style:paragraph-properties style:text-autospace="none"/>
      <style:text-properties fo:color="#000000" style:font-name="Times New Roman" fo:font-size="14pt" style:font-name-asian="Courier New" style:font-size-asian="14pt" style:font-name-complex="Courier New" style:font-size-complex="14pt"/>
    </style:style>
    <style:style style:name="P17" style:family="paragraph" style:parent-style-name="Standard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18" style:family="paragraph" style:parent-style-name="Standard" style:list-style-name="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19" style:family="paragraph" style:parent-style-name="Standard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20" style:family="paragraph" style:parent-style-name="Standard" style:list-style-name="L2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21" style:family="paragraph" style:parent-style-name="Standard" style:list-style-name="L3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22" style:family="paragraph" style:parent-style-name="Standard" style:list-style-name="L4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23" style:family="paragraph" style:parent-style-name="Standard">
      <style:paragraph-properties style:text-autospace="none"/>
      <style:text-properties fo:color="#000000" style:font-name="Times New Roman" fo:font-size="14pt" style:font-name-asian="Courier New" style:font-size-asian="14pt" style:font-name-complex="Courier New" style:font-size-complex="14pt"/>
    </style:style>
    <style:style style:name="P24" style:family="paragraph" style:parent-style-name="Standard" style:list-style-name="">
      <style:paragraph-properties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25" style:family="paragraph" style:parent-style-name="Standard" style:list-style-name="">
      <style:paragraph-properties style:text-autospace="none"/>
      <style:text-properties fo:color="#0000ff" style:font-name="Courier New" fo:font-size="12pt" style:font-name-asian="Courier New" style:font-size-asian="12pt" style:font-name-complex="Courier New" style:font-size-complex="12pt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a020f0"/>
    </style:style>
    <style:style style:name="T4" style:family="text">
      <style:text-properties fo:color="#228b22"/>
    </style:style>
    <style:style style:name="T5" style:family="text">
      <style:text-properties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<text:tab/>PRIMA <text:tab/><text:tab/>ESERCITAZIONE<text:tab/></text:p>
      <text:p text:style-name="P2"/>
      <text:p text:style-name="P2"/>
      <text:list xml:id="list29596644" text:style-name="L1">
        <text:list-item>
          <text:p text:style-name="P13">ALGORITMO PER VALUTARE LA PRECISIONE DI MACCHINA</text:p>
        </text:list-item>
      </text:list>
      <text:p text:style-name="P12"/>
      <text:p text:style-name="P12">CODICE MATLAB:</text:p>
      <text:p text:style-name="P12"/>
      <text:p text:style-name="P4">k = 0;</text:p>
      <text:p text:style-name="P5">eps = 1/2;</text:p>
      <text:p text:style-name="P8"><text:span text:style-name="T1">while</text:span><text:span text:style-name="T2">(1 + eps) &gt; 1</text:span></text:p>
      <text:p text:style-name="P5"><text:s text:c="4"/>eps = eps / 2;</text:p>
      <text:p text:style-name="P5"><text:s text:c="4"/>k = k + 1;</text:p>
      <text:p text:style-name="P9">end</text:p>
      <text:p text:style-name="P5">eps = 2*eps</text:p>
      <text:p text:style-name="P3"/>
      <text:p text:style-name="P6">RISULTATO:</text:p>
      <text:p text:style-name="P6"/>
      <text:p text:style-name="P5">eps = 2.220446049250313e-016</text:p>
      <text:p text:style-name="P5"/>
      <text:p text:style-name="P6">ANALISI:</text:p>
      <text:p text:style-name="P6"/>
      <text:p text:style-name="P5">La precisione di macchina è il più piccolo numero rappresentabile dal calcolatore che sommato ad 1 rende il valore &gt; 1.</text:p>
      <text:p text:style-name="P5">Nell'algoritmo, quando eps diventa troppo piccolo e non è più rappresentabile dal calcolatore, il suo valore è zero, di conseguenza 1 + eps non è maggiore di 1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0285849" text:continue-numbering="true" text:style-name="L1">
        <text:list-item>
          <text:p text:style-name="P15"><text:soft-page-break/>VALUTARE LA SEGUENTE ESPRESSIONE PER X CHE VARIA NELL'INTERVALLO [EPS – EPS/2] CON PASSO -EPS/16</text:p>
        </text:list-item>
      </text:list>
      <text:p text:style-name="P6"/>
      <text:p text:style-name="P14"><draw:frame draw:style-name="fr1" draw:name="immagini1" text:anchor-type="paragraph" svg:x="5.495cm" svg:y="0.224cm" svg:width="4.738cm" svg:height="2.118cm" draw:z-index="0"><draw:image xlink:href="Pictures/200000070000128100000846E82C900E.svm" xlink:type="simple" xlink:show="embed" xlink:actuate="onLoad"/></draw:frame></text:p>
      <text:p text:style-name="P14">CODICE MATLAB:</text:p>
      <text:p text:style-name="P14"/>
      <text:p text:style-name="P5">x = eps:-eps/16:eps/2;</text:p>
      <text:p text:style-name="P5">f = ((1 + x) - 1)./x;</text:p>
      <text:p text:style-name="P5">figure</text:p>
      <text:p text:style-name="P8"><text:span text:style-name="T2">plot(x,f,</text:span><text:span text:style-name="T3">'o'</text:span><text:span text:style-name="T2">);</text:span></text:p>
      <text:p text:style-name="P10"/>
      <text:p text:style-name="P14"/>
      <text:p text:style-name="P14"/>
      <text:p text:style-name="P14"/>
      <text:p text:style-name="P14"/>
      <text:p text:style-name="P14"/>
      <text:p text:style-name="P14">RISULTATO:</text:p>
      <text:p text:style-name="P14"/>
      <text:p text:style-name="P14"><draw:frame draw:style-name="fr2" draw:name="immagini2" text:anchor-type="paragraph" svg:width="13.443cm" svg:height="10.797cm" draw:z-index="1"><draw:image xlink:href="Pictures/200000070000348200002A2CFFF9AF6C.svm" xlink:type="simple" xlink:show="embed" xlink:actuate="onLoad"/></draw:frame></text:p>
      <text:p text:style-name="P14"/>
      <text:p text:style-name="P14"/>
      <text:p text:style-name="P14"/>
      <text:p text:style-name="P14"><text:soft-page-break/>ANALISI:</text:p>
      <text:p text:style-name="P14"/>
      <text:p text:style-name="P5">Il valore della funzione teoricamente è 1 per ogni x diverso da zero. In matlab si vede che ciò non avviene perchè si lavora con un numero x minore della precisione di macchina (eps/16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0286520" text:continue-numbering="true" text:style-name="L1">
        <text:list-item>
          <text:p text:style-name="P15"><text:soft-page-break/>DATI I NUMERI</text:p>
        </text:list-item>
      </text:list>
      <text:p text:style-name="P6"/>
      <text:p text:style-name="P6"><draw:frame draw:style-name="fr1" draw:name="immagini3" text:anchor-type="paragraph" svg:x="0.931cm" svg:y="0cm" svg:width="5.556cm" svg:height="2.013cm" draw:z-index="2"><draw:image xlink:href="Pictures/20000007000015B5000007DC08BCF990.svm" xlink:type="simple" xlink:show="embed" xlink:actuate="onLoad"/></draw:frame></text:p>
      <text:p text:style-name="P6">L'ERRORE RELATIVO DELLA LORO DIFFERENZA</text:p>
      <text:p text:style-name="P6"><draw:frame draw:style-name="fr1" draw:name="immagini4" text:anchor-type="paragraph" svg:x="0.852cm" svg:y="0.739cm" svg:width="7.514cm" svg:height="2.198cm" draw:z-index="3"><draw:image xlink:href="Pictures/2000000700001D5B0000089569328BF5.svm" xlink:type="simple" xlink:show="embed" xlink:actuate="onLoad"/></draw:frame></text:p>
      <text:p text:style-name="P6"/>
      <text:p text:style-name="P6"><draw:frame draw:style-name="fr3" draw:name="immagini5" text:anchor-type="paragraph" svg:width="16.999cm" svg:height="3.814cm" draw:z-index="4"><draw:image xlink:href="Pictures/20000007000053D3000012D0FCE83266.svm" xlink:type="simple" xlink:show="embed" xlink:actuate="onLoad"/></draw:frame></text:p>
      <text:p text:style-name="P6">CODICE MATLAB:</text:p>
      <text:p text:style-name="P6"/>
      <text:p text:style-name="P5">format <text:span text:style-name="T3">long</text:span></text:p>
      <text:p text:style-name="P5">ni = [1e-1, 1e-3, 1e-6, 1e-9, 1e-12, 1e-15, 1e-16, 1e-18];</text:p>
      <text:p text:style-name="P5">x = 5;</text:p>
      <text:p text:style-name="P5">y = 5 - ni;</text:p>
      <text:p text:style-name="P5">err = ((x - y) - ni) ./ (ni)</text:p>
      <text:p text:style-name="P7"/>
      <text:p text:style-name="P7"/>
      <text:p text:style-name="P6">RISULTATI:</text:p>
      <text:p text:style-name="P6"/>
      <text:p text:style-name="P5">err =</text:p>
      <text:p text:style-name="P5"/>
      <text:p text:style-name="P5"><text:s text:c="2"/>Columns 1 through 3</text:p>
      <text:p text:style-name="P5"/>
      <text:p text:style-name="P5"><text:s text:c="2"/>-0.000000000000004 <text:s text:c="2"/>0.000000000000334 <text:s text:c="2"/>0.000000000139778</text:p>
      <text:p text:style-name="P5"/>
      <text:p text:style-name="P5"><text:s text:c="2"/>Columns 4 through 6</text:p>
      <text:p text:style-name="P5"/>
      <text:p text:style-name="P5"><text:s text:c="3"/>0.000000082740371 <text:s text:c="2"/>0.000088900582341 <text:s/>-0.111821580299875</text:p>
      <text:p text:style-name="P5"/>
      <text:p text:style-name="P5"><text:s text:c="2"/>Columns 7 through 8</text:p>
      <text:p text:style-name="P5"/>
      <text:p text:style-name="P5"><text:s text:c="2"/>-1.000000000000000 <text:s/>-1.000000000000000</text:p>
      <text:p text:style-name="P5"/>
      <text:p text:style-name="P5"/>
      <text:p text:style-name="P5"/>
      <text:p text:style-name="P6"><text:soft-page-break/>ANALISI:</text:p>
      <text:p text:style-name="P6"/>
      <text:p text:style-name="P5">L'errore indica quanto si discosta MATLAB dal calcolo teorico.</text:p>
      <text:p text:style-name="P5">La formula del calcolo dell'errore può essere schematizzata in questo modo:</text:p>
      <text:p text:style-name="P5"/>
      <text:p text:style-name="P5"><text:tab/><text:tab/>(x – y) – ni </text:p>
      <text:p text:style-name="P5">errore =<text:tab/>-------------</text:p>
      <text:p text:style-name="P5"><text:tab/><text:tab/><text:tab/>ni</text:p>
      <text:p text:style-name="P5"/>
      <text:p text:style-name="P5">dove x – y è il valore calcolato da MATLAB, mentre ni è il valore del vettore (in aritmetica reale infatti x – y è uguale al valore dell'elemento del vettore).</text:p>
      <text:p text:style-name="P5"/>
      <text:p text:style-name="P5">Dai risultati si vede che se l'elemento del vettore è più piccolo della precisione di macchina, l'errore aumenta. In particolare, l'errore è 1 (100%) con gli ultimi 2 elementi del vettore, che sono minori della precisione di macchina, quindi 5 – ni = 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0291344" text:continue-numbering="true" text:style-name="L1">
        <text:list-item>
          <text:p text:style-name="P15"><text:soft-page-break/>LA SUCCESSIONE</text:p>
        </text:list-item>
      </text:list>
      <text:p text:style-name="P6"><draw:frame draw:style-name="fr1" draw:name="immagini6" text:anchor-type="paragraph" svg:x="4.53cm" svg:y="0.409cm" svg:width="4.447cm" svg:height="1.88cm" draw:z-index="5"><draw:image xlink:href="Pictures/200000070000115E00000758BC61A0EC.svm" xlink:type="simple" xlink:show="embed" xlink:actuate="onLoad"/></draw:frame></text:p>
      <text:p text:style-name="P6">PUO' ESSERE GENERATA CON LE SEGUENTI RELAZIONI RICORRENTI:</text:p>
      <text:p text:style-name="P6"><draw:frame draw:style-name="fr1" draw:name="immagini7" text:anchor-type="paragraph" svg:x="0.653cm" svg:y="0.436cm" svg:width="5.426cm" svg:height="7.781cm" draw:z-index="6"><draw:image xlink:href="Pictures/200000070000153100001E642E620F08.svm" xlink:type="simple" xlink:show="embed" xlink:actuate="onLoad"/></draw:frame></text:p>
      <text:p text:style-name="P6">IMPLEMENTARE LE DUE RELAZIONI PER GENERARE I PRIMI 100 TERMINI DELLA SUCCESSIONE.</text:p>
      <text:p text:style-name="P6">CALCOLARE L'ERRORE RELATIVO PER OGNUNO DEI TERMINI DELLA SUCCESSIONE CALCOLATI CON LE DUE FORMULE E GIUSTIFICARE I RISULTATI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ODICE MATLAB:</text:p>
      <text:p text:style-name="P6"/>
      <text:p text:style-name="P11">%creo vettori</text:p>
      <text:p text:style-name="P5">s = zeros(1,100);</text:p>
      <text:p text:style-name="P5">p = zeros(1,100);</text:p>
      <text:p text:style-name="P5">q = zeros(1,100);</text:p>
      <text:p text:style-name="P11">%primi elementi della successione</text:p>
      <text:p text:style-name="P5">s(1,1) = 1;</text:p>
      <text:p text:style-name="P5">s(1,2) = 1/3;</text:p>
      <text:p text:style-name="P5">p(1,1) = 1;</text:p>
      <text:p text:style-name="P5">p(1,2) = 1/3;</text:p>
      <text:p text:style-name="P5">q(1,1) = 1;</text:p>
      <text:p text:style-name="P5"><text:s/></text:p>
      <text:p text:style-name="P11">%calcolo la successione 1, 1/3, 1/9, ...</text:p>
      <text:p text:style-name="P8"><text:span text:style-name="T1">for</text:span><text:span text:style-name="T2"> in=3:1:100</text:span></text:p>
      <text:p text:style-name="P5"><text:s text:c="4"/>s(1,in) = (1/3)^(in - 1);</text:p>
      <text:p text:style-name="P9">end</text:p>
      <text:p text:style-name="P11">%calcolo la successione di sopra generata con la prima relazione</text:p>
      <text:p text:style-name="P8"><text:span text:style-name="T1">for</text:span><text:span text:style-name="T2"> in=3:1:100</text:span></text:p>
      <text:p text:style-name="P5"><text:s text:c="4"/>p(1,in) = 10/3*p(1, in-1) - p(1,in-2);</text:p>
      <text:p text:style-name="P9">end</text:p>
      <text:p text:style-name="P11">%calcolo la successione di sopra con la seconda relazione</text:p>
      <text:p text:style-name="P8"><text:span text:style-name="T1">for</text:span><text:span text:style-name="T2"> in=2:1:100</text:span></text:p>
      <text:p text:style-name="P5"><text:s text:c="4"/>q(1,in) = 1/3*q(1, in-1);</text:p>
      <text:p text:style-name="P9">end</text:p>
      <text:p text:style-name="P11">%calcolo errore per ogni valore di entrambe le relazioni</text:p>
      <text:p text:style-name="P5">err1 = (p - s)./s;</text:p>
      <text:p text:style-name="P5"><text:s/></text:p>
      <text:p text:style-name="P5">err2 = (q - s)./s;</text:p>
      <text:p text:style-name="P7"/>
      <text:p text:style-name="P7"/>
      <text:p text:style-name="P6">RISULTATI:</text:p>
      <text:p text:style-name="P6"/>
      <text:p text:style-name="P5">La successione è stata generata meglio con la seconda relazione, per dire questo basta guardare il valore che assume l'errore nei termini finali della successione.</text:p>
      <text:p text:style-name="P5"/>
      <text:p text:style-name="P5">L'andamento dell'errore nella prima relazione è:</text:p>
      <text:p text:style-name="P5"/>
      <text:p text:style-name="P5"><text:s text:c="2"/>Columns 97 through 99</text:p>
      <text:p text:style-name="P5"/>
      <text:p text:style-name="P5"><text:s text:c="3"/>0.003485768752203 <text:s text:c="2"/>0.031371918769825 <text:s text:c="2"/>0.282347268928429</text:p>
      <text:p text:style-name="P5"/>
      <text:p text:style-name="P5"><text:s text:c="2"/>Column 100</text:p>
      <text:p text:style-name="P5"/>
      <text:p text:style-name="P5"><text:s text:c="3"/>2.541125420355861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Mentre per la seconda relazione:</text:p>
      <text:p text:style-name="P5"/>
      <text:p text:style-name="P5"><text:s text:c="2"/>Columns 97 through 99</text:p>
      <text:p text:style-name="P5"/>
      <text:p text:style-name="P5"><text:s text:c="3"/>0.371203956641380 <text:s text:c="2"/>0.185601978320690 <text:s text:c="2"/>0.278402967481035</text:p>
      <text:p text:style-name="P5"/>
      <text:p text:style-name="P5"><text:s text:c="2"/>Column 100</text:p>
      <text:p text:style-name="P5"/>
      <text:p text:style-name="P5"><text:s text:c="3"/>0.208802225610776</text:p>
      <text:p text:style-name="P5"/>
      <text:p text:style-name="P5">L'errore è stato calcolatoin questo modo:</text:p>
      <text:p text:style-name="P5"/>
      <text:p text:style-name="P5">errore = (p – s) / s</text:p>
      <text:p text:style-name="P5"/>
      <text:p text:style-name="P5">dove s è la successione originale e p è la successione usata per generare s.</text:p>
      <text:p text:style-name="P5"/>
      <text:p text:style-name="P6">ANALISI:</text:p>
      <text:p text:style-name="P6"/>
      <text:p text:style-name="P5">La prima relazione non genera bene i termini della successione a lungo termine perchè MATLAB approssima i calcoli quando fa <text:s text:c="5"/>10/3 * p(n-1) e la differenza.</text:p>
      <text:p text:style-name="P5"/>
      <text:p text:style-name="P5">La seconda relazione genera meglio i termini a lungo termine della successione perchè ci sono meno calcoli da fare riespetto alla prima relazione (1/3 * p(n-1)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0283038" text:continue-numbering="true" text:style-name="L1">
        <text:list-item>
          <text:p text:style-name="P15"><text:soft-page-break/>SIA DATA LA SEQUENZA:</text:p>
        </text:list-item>
      </text:list>
      <text:p text:style-name="P6"/>
      <text:p text:style-name="P6"><draw:frame draw:style-name="fr3" draw:name="immagini8" text:anchor-type="paragraph" svg:width="16.999cm" svg:height="7.294cm" draw:z-index="7"><draw:image xlink:href="Pictures/20000007000053D3000023F9E5527C20.svm" xlink:type="simple" xlink:show="embed" xlink:actuate="onLoad"/></draw:frame></text:p>
      <text:p text:style-name="P6"><draw:frame draw:style-name="fr3" draw:name="immagini9" text:anchor-type="paragraph" svg:width="16.999cm" svg:height="6.271cm" draw:z-index="8"><draw:image xlink:href="Pictures/200000070000526000001E64A6357D3E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ODICE MATLAB:</text:p>
      <text:p text:style-name="P6"/>
      <text:p text:style-name="P11">%calcolo prima sequenza:</text:p>
      <text:p text:style-name="P5">f = zeros(1,71);</text:p>
      <text:p text:style-name="P5">f(1,1) = 1;</text:p>
      <text:p text:style-name="P8"><text:span text:style-name="T1">for</text:span><text:span text:style-name="T2"> in=2:1:71</text:span></text:p>
      <text:p text:style-name="P8"><text:span text:style-name="T2"><text:s text:c="4"/></text:span><text:span text:style-name="T4">%valore della y</text:span></text:p>
      <text:p text:style-name="P5"><text:s text:c="4"/>f(1,in) = 2^(in - 1)*(sqrt(1 + f(1,in - 1) / 2^(in - 2)) - 1);</text:p>
      <text:p text:style-name="P9">end</text:p>
      <text:p text:style-name="P8"><text:span text:style-name="T2">in = 1:1:71; </text:span><text:span text:style-name="T4">%valore della x</text:span></text:p>
      <text:p text:style-name="P5">figure</text:p>
      <text:p text:style-name="P8"><text:span text:style-name="T2">plot(in,f,</text:span><text:span text:style-name="T3">'.'</text:span><text:span text:style-name="T2">);</text:span></text:p>
      <text:p text:style-name="P11">%calcolo seconda sequenza:</text:p>
      <text:p text:style-name="P5">g = zeros(1,71);</text:p>
      <text:p text:style-name="P5">g(1,1) = 1;</text:p>
      <text:p text:style-name="P8"><text:span text:style-name="T1">for</text:span><text:span text:style-name="T2"> in=2:1:71</text:span></text:p>
      <text:p text:style-name="P8"><text:span text:style-name="T2"><text:s text:c="4"/></text:span><text:span text:style-name="T4">%valore della y</text:span></text:p>
      <text:p text:style-name="P5"><text:s text:c="4"/>g(1,in) = (2*g(1,in - 1)) / (sqrt(1 + g(1,in - 1) / 2^(in - 2)) + 1); </text:p>
      <text:p text:style-name="P9">end</text:p>
      <text:p text:style-name="P8"><text:span text:style-name="T2">in = 1:1:71; </text:span><text:span text:style-name="T4">%valore della x</text:span></text:p>
      <text:p text:style-name="P5">figure</text:p>
      <text:p text:style-name="P8"><text:span text:style-name="T2">plot(in,g,</text:span><text:span text:style-name="T3">'.'</text:span><text:span text:style-name="T2">);</text:span></text:p>
      <text:p text:style-name="P6"/>
      <text:p text:style-name="P6"/>
      <text:p text:style-name="P6">RISULTATI:</text:p>
      <text:p text:style-name="P6"/>
      <text:p text:style-name="P5">Il grafico della prima sequenza è il seguente:</text:p>
      <text:p text:style-name="P5"/>
      <text:p text:style-name="P5"><draw:frame draw:style-name="fr2" draw:name="immagini10" text:anchor-type="paragraph" svg:width="12.832cm" svg:height="10.109cm" draw:z-index="9"><draw:image xlink:href="Pictures/20000007000032210000277C67F21D1A.svm" xlink:type="simple" xlink:show="embed" xlink:actuate="onLoad"/></draw:frame></text:p>
      <text:p text:style-name="P5"/>
      <text:p text:style-name="P5"><text:soft-page-break/>Mentre il grafico della seconda sequenza è il seguente:</text:p>
      <text:p text:style-name="P5"/>
      <text:p text:style-name="P5"><draw:frame draw:style-name="fr4" draw:name="immagini11" text:anchor-type="paragraph" svg:width="13.046cm" svg:height="10.109cm" draw:z-index="10"><draw:image xlink:href="Pictures/20000007000032F50000277C674DC2F2.svm" xlink:type="simple" xlink:show="embed" xlink:actuate="onLoad"/></draw:frame></text:p>
      <text:p text:style-name="P5"/>
      <text:p text:style-name="P6">ANALISI:</text:p>
      <text:p text:style-name="P6"/>
      <text:p text:style-name="P5">Come si vede dai 2 grafici, la prima sequenza "crolla" ad un certo termine della successione, per far diventare i termini successivi tutti zero.</text:p>
      <text:p text:style-name="P5"/>
      <text:p text:style-name="P5">La seconda sequenza invece segue l'andamento della funzione log(2).</text:p>
      <text:p text:style-name="P5"/>
      <text:p text:style-name="P5">Nella prima sequenza ci sono errori di calcolo numerico, infatti <text:s/>quando si fa la radice di 1 + (un numero piccolo) il risultato è 1, se poi viene sottratto 1 il risultato è zero.</text:p>
      <text:p text:style-name="P5"/>
      <text:p text:style-name="P5">Nella seconda sequenza invece di -1 c'è +1, quindi quando ad 1 si somma il numero piccolo la radice da come risultato 1, al quale poi si somma 1 e il denominatore diventa 2; nel numeratore invece c'è il doppio del termine precedente della successione (x n-1). Quindi ad un certo punto della successione i termini rimangono gli stessi (vedi grafico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0292340" text:continue-numbering="true" text:style-name="L1">
        <text:list-item>
          <text:p text:style-name="P15"><text:soft-page-break/>IMPLEMENTARE IN MATLAB IL SEGUENTE METODO PER CALCOLARE UNA BUONA APPROSSIMAZIONE DEL VALORE DI PIGRECO</text:p>
        </text:list-item>
      </text:list>
      <text:p text:style-name="P6"/>
      <text:p text:style-name="P6"><draw:frame draw:style-name="fr1" draw:name="immagini12" text:anchor-type="paragraph" svg:x="1.117cm" svg:y="0cm" svg:width="6.826cm" svg:height="4.394cm" draw:z-index="11"><draw:image xlink:href="Pictures/2000000700001AAB00001129FD49592C.svm" xlink:type="simple" xlink:show="embed" xlink:actuate="onLoad"/></draw:frame></text:p>
      <text:p text:style-name="P6">CONSIDERIAMO LO SVILUPPO IN SERIE DI TAYLOR DELL'ARCOTANGENTE:</text:p>
      <text:p text:style-name="P6"/>
      <text:p text:style-name="P6"><draw:frame draw:style-name="fr1" draw:name="immagini13" text:anchor-type="paragraph" svg:x="0.587cm" svg:y="0cm" svg:width="6.138cm" svg:height="2.304cm" draw:z-index="12"><draw:image xlink:href="Pictures/20000007000017FB000008FF378CF593.svm" xlink:type="simple" xlink:show="embed" xlink:actuate="onLoad"/></draw:frame>UN'APPROSSIMAZIONE DI PIGRECO SI PUO' OTTENERE TRONCANDO AD N LA SOMMATORIA PRECEDENTE E PONENDO X = 1</text:p>
      <text:p text:style-name="P6"/>
      <text:p text:style-name="P6"><draw:frame draw:style-name="fr1" draw:name="immagini14" text:anchor-type="paragraph" svg:x="0.547cm" svg:y="0cm" svg:width="10.135cm" svg:height="1.563cm" draw:z-index="13"><draw:image xlink:href="Pictures/20000007000027970000061AC57FE64D.svm" xlink:type="simple" xlink:show="embed" xlink:actuate="onLoad"/></draw:frame></text:p>
      <text:p text:style-name="P6"><draw:frame draw:style-name="fr3" draw:name="immagini15" text:anchor-type="paragraph" svg:width="16.999cm" svg:height="1.921cm" draw:z-index="14"><draw:image xlink:href="Pictures/20000007000055100000099EDD658834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ODICE MATLAB:</text:p>
      <text:p text:style-name="P6"/>
      <text:p text:style-name="P5">format <text:span text:style-name="T3">long</text:span></text:p>
      <text:p text:style-name="P24"><text:span text:style-name="T2">f(1,1) = 1; </text:span><text:span text:style-name="T4">%primo termine della successione</text:span></text:p>
      <text:p text:style-name="P18">x = 1;</text:p>
      <text:p text:style-name="P18">errore = 1e-6;</text:p>
      <text:p text:style-name="P18">somma = f(1,1) * 4;</text:p>
      <text:p text:style-name="P18">dif = somma - pi;</text:p>
      <text:p text:style-name="P18">cont = 2;</text:p>
      <text:p text:style-name="P24"><text:span text:style-name="T1">while</text:span><text:span text:style-name="T2">(abs(dif) &gt; errore)</text:span></text:p>
      <text:p text:style-name="P18"><text:s text:c="4"/>f(1,cont) = (-1)^(cont - 1) * (x^(2*(cont - 1) + 1) / (2*(cont - 1) + 1));</text:p>
      <text:p text:style-name="P18"><text:s text:c="4"/>somma = somma + 4*f(1,cont);</text:p>
      <text:p text:style-name="P18"><text:s text:c="4"/>dif = somma - pi;</text:p>
      <text:p text:style-name="P18"><text:s text:c="4"/>cont = cont + 1;</text:p>
      <text:p text:style-name="P24"><text:span text:style-name="T2"><text:s text:c="4"/></text:span><text:span text:style-name="T4">%somma %stampo il risultato della successione, sta in un ciclo infinito</text:span></text:p>
      <text:p text:style-name="P24"><text:span text:style-name="T2"><text:s text:c="4"/></text:span><text:span text:style-name="T4">%perchè non arriva mai alla precisione di 10^-6</text:span></text:p>
      <text:p text:style-name="P25">end</text:p>
      <text:p text:style-name="P24"><text:span text:style-name="T2">cont </text:span><text:span text:style-name="T4">%stampo il numero di cicli che ha fatto l'algoritmo</text:span></text:p>
      <text:p text:style-name="P24"><text:span text:style-name="T2">somma </text:span><text:span text:style-name="T4">%stampo il valore di pigreco calcolato con la successione</text:span></text:p>
      <text:p text:style-name="P6"/>
      <text:p text:style-name="P6"/>
      <text:p text:style-name="P6">RISULTATI:</text:p>
      <text:p text:style-name="P6"/>
      <text:p text:style-name="P5">I risultati variano in base al valore dell'errore:</text:p>
      <text:p text:style-name="P5"/>
      <text:list xml:id="list29677566" text:style-name="L2">
        <text:list-item>
          <text:p text:style-name="P20">errore = 1e-1</text:p>
        </text:list-item>
      </text:list>
      <text:p text:style-name="P5"/>
      <text:p text:style-name="P5">cont = <text:s text:c="3"/>11</text:p>
      <text:p text:style-name="P5"/>
      <text:p text:style-name="P5">somma = <text:s text:c="2"/>3.041839618929403</text:p>
      <text:p text:style-name="P5"/>
      <text:p text:style-name="P5"/>
      <text:list xml:id="list29681568" text:style-name="L3">
        <text:list-item>
          <text:p text:style-name="P21">errore = 1e-4</text:p>
        </text:list-item>
      </text:list>
      <text:p text:style-name="P5"/>
      <text:p text:style-name="P5">cont = <text:s text:c="3"/>10001</text:p>
      <text:p text:style-name="P5"/>
      <text:p text:style-name="P5"/>
      <text:p text:style-name="P5">somma = <text:s text:c="2"/>3.141492653590035</text:p>
      <text:p text:style-name="P5"/>
      <text:p text:style-name="P5"/>
      <text:list xml:id="list29700821" text:style-name="L4">
        <text:list-item>
          <text:p text:style-name="P22">errore = 1e-5 e errore = 1e-6</text:p>
        </text:list-item>
      </text:list>
      <text:p text:style-name="P5"/>
      <text:p text:style-name="P5">ciclo infinit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ANALISI:</text:p>
      <text:p text:style-name="P6"/>
      <text:p text:style-name="P5">Con un errore minore o uguale di 1e-5 il calcolatore non riesce ad uscire dal ciclo perchè la condizione <text:s/></text:p>
      <text:p text:style-name="P5"><text:span text:style-name="T5"/></text:p>
      <text:p text:style-name="P5"><text:span text:style-name="T5">abs(dif) &gt; errore</text:span></text:p>
      <text:p text:style-name="P5"><text:span text:style-name="T5"/></text:p>
      <text:p text:style-name="P5"><text:span text:style-name="T5">non diventa mai falsa. Ciò si verifica per come è impostata la successione che genera il valore di pigreco, in particolare dal fatto che i termini positivi si alternano ai termini negativi e che il valore assoluto dei termini è in ordine decrescente.</text:span></text:p>
      <text:p text:style-name="P5"><text:span text:style-name="T5">L'errore di conseguenza aumenta molto, perchè la differenza fra numeri di grandezza simile in modulo e la somma di numeri di modulo sempre minore, portano alla cancellazione di cifre significative.</text:span></text:p>
      <text:p text:style-name="P5"><text:span text:style-name="T5">Di conseguenza, essendo grande l'errore relativo, non si riesce mai ad arrivare alla precisione di 1e-6.</text:span></text:p>
      <text:p text:style-name="P5"><text:span text:style-name="T5"/></text:p>
      <text:p text:style-name="P5"><text:span text:style-name="T5">L'algoritmo può essere riscritto per minimizzare l'errore in questo modo:</text:span></text:p>
      <text:p text:style-name="P5"><text:span text:style-name="T5"/></text:p>
      <text:p text:style-name="P5"><text:span text:style-name="T5">1)La sommatoria si fa partendo con un k grande fino ad arrivare a <text:s text:c="2"/>k = 0, in questo modo si sommano i numeri di modulo crescente;</text:span></text:p>
      <text:p text:style-name="P5"><text:span text:style-name="T5"/></text:p>
      <text:p text:style-name="P5"><text:span text:style-name="T5">2) Prima si sommano tutti i termini positivi, poi tutti i termini negativi e si fa un'unica differenza finale.</text:span></text:p>
      <text:p text:style-name="P5"><text:span text:style-name="T5"/></text:p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02M49S</meta:editing-duration>
    <meta:editing-cycles>14</meta:editing-cycles>
    <meta:generator>OpenOffice.org/3.2$Win32 OpenOffice.org_project/320m18$Build-9502</meta:generator>
    <dc:date>2012-10-29T10:15:41.28</dc:date>
    <meta:document-statistic meta:table-count="0" meta:image-count="15" meta:object-count="0" meta:page-count="14" meta:paragraph-count="168" meta:word-count="1190" meta:character-count="7047"/>
    <meta:user-defined meta:name="Info 1"/>
    <meta:user-defined meta:name="Info 2"/>
    <meta:user-defined meta:name="Info 3"/>
    <meta:user-defined meta:name="Info 4"/>
  </office:meta>
</office:document-meta>
</file>